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cket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ttackFree</text:p>
          </table:table-cell>
          <table:table-cell office:value-type="string" calcext:value-type="string">
            <text:p>0.0005/2000</text:p>
          </table:table-cell>
          <table:table-cell office:value-type="string" calcext:value-type="string">
            <text:p>0.0002/5000</text:p>
          </table:table-cell>
          <table:table-cell office:value-type="string" calcext:value-type="string">
            <text:p>0.000125/8000</text:p>
          </table:table-cell>
          <table:table-cell office:value-type="string" calcext:value-type="string">
            <text:p>0.0001/10000</text:p>
          </table:table-cell>
        </table:table-row>
        <table:table-row table:style-name="ro1">
          <table:table-cell office:value-type="float" office:value="3.000530879999" calcext:value-type="float">
            <text:p>3.0005308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00530879999" calcext:value-type="float">
            <text:p>6.00053088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9.000530879999" calcext:value-type="float">
            <text:p>9.00053088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.000530879999" calcext:value-type="float">
            <text:p>12.00053088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.000530879999" calcext:value-type="float">
            <text:p>15.00053088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.000530879999" calcext:value-type="float">
            <text:p>18.00053088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.000530879999" calcext:value-type="float">
            <text:p>21.00053088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.000530879999" calcext:value-type="float">
            <text:p>24.00053088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000530879999" calcext:value-type="float">
            <text:p>27.00053088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000571999996" calcext:value-type="float">
            <text:p>30.00057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.000530879999" calcext:value-type="float">
            <text:p>33.00053088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36.000530879999" calcext:value-type="float">
            <text:p>36.00053088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39.000530879999" calcext:value-type="float">
            <text:p>39.00053088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.000530879999" calcext:value-type="float">
            <text:p>42.00053088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.000530879999" calcext:value-type="float">
            <text:p>45.00053088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.000530879999" calcext:value-type="float">
            <text:p>48.00053088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51.000530879999" calcext:value-type="float">
            <text:p>51.00053088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.000530879999" calcext:value-type="float">
            <text:p>54.00053088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57.000530879999" calcext:value-type="float">
            <text:p>57.00053088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59.000559519999" calcext:value-type="float">
            <text:p>59.0005595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.00057647548" calcext:value-type="float">
            <text:p>60.0005764755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1" calcext:value-type="float">
            <text:p>8001</text:p>
          </table:table-cell>
          <table:table-cell office:value-type="float" office:value="8726" calcext:value-type="float">
            <text:p>8726</text:p>
          </table:table-cell>
        </table:table-row>
        <table:table-row table:style-name="ro1">
          <table:table-cell office:value-type="float" office:value="61.000685390971" calcext:value-type="float">
            <text:p>61.000685391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5005" calcext:value-type="float">
            <text:p>5005</text:p>
          </table:table-cell>
          <table:table-cell office:value-type="float" office:value="8006" calcext:value-type="float">
            <text:p>8006</text:p>
          </table:table-cell>
          <table:table-cell office:value-type="float" office:value="8731" calcext:value-type="float">
            <text:p>8731</text:p>
          </table:table-cell>
        </table:table-row>
        <table:table-row table:style-name="ro1">
          <table:table-cell office:value-type="float" office:value="62.000810386458" calcext:value-type="float">
            <text:p>62.0008103865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1" calcext:value-type="float">
            <text:p>5001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63.000883501934" calcext:value-type="float">
            <text:p>63.0008835019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5002" calcext:value-type="float">
            <text:p>5002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64.000935377432" calcext:value-type="float">
            <text:p>64.0009353774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5003" calcext:value-type="float">
            <text:p>5003</text:p>
          </table:table-cell>
          <table:table-cell office:value-type="float" office:value="8005" calcext:value-type="float">
            <text:p>8005</text:p>
          </table:table-cell>
          <table:table-cell office:value-type="float" office:value="8731" calcext:value-type="float">
            <text:p>8731</text:p>
          </table:table-cell>
        </table:table-row>
        <table:table-row table:style-name="ro1">
          <table:table-cell office:value-type="float" office:value="65.001060372919" calcext:value-type="float">
            <text:p>65.0010603729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66.001141408389" calcext:value-type="float">
            <text:p>66.0011414084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3" calcext:value-type="float">
            <text:p>5003</text:p>
          </table:table-cell>
          <table:table-cell office:value-type="float" office:value="8001" calcext:value-type="float">
            <text:p>8001</text:p>
          </table:table-cell>
          <table:table-cell office:value-type="float" office:value="8729" calcext:value-type="float">
            <text:p>8729</text:p>
          </table:table-cell>
        </table:table-row>
        <table:table-row table:style-name="ro1">
          <table:table-cell office:value-type="float" office:value="67.001185363893" calcext:value-type="float">
            <text:p>67.0011853639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2" calcext:value-type="float">
            <text:p>5002</text:p>
          </table:table-cell>
          <table:table-cell office:value-type="float" office:value="8004" calcext:value-type="float">
            <text:p>8004</text:p>
          </table:table-cell>
          <table:table-cell office:value-type="float" office:value="8732" calcext:value-type="float">
            <text:p>8732</text:p>
          </table:table-cell>
        </table:table-row>
        <table:table-row table:style-name="ro1">
          <table:table-cell office:value-type="float" office:value="68.00131035938" calcext:value-type="float">
            <text:p>68.0013103594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69.001378834845" calcext:value-type="float">
            <text:p>69.0013788348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1" calcext:value-type="float">
            <text:p>8001</text:p>
          </table:table-cell>
          <table:table-cell office:value-type="float" office:value="8729" calcext:value-type="float">
            <text:p>8729</text:p>
          </table:table-cell>
        </table:table-row>
        <table:table-row table:style-name="ro1">
          <table:table-cell office:value-type="float" office:value="70.001435350354" calcext:value-type="float">
            <text:p>70.0014353504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4" calcext:value-type="float">
            <text:p>8004</text:p>
          </table:table-cell>
          <table:table-cell office:value-type="float" office:value="8732" calcext:value-type="float">
            <text:p>8732</text:p>
          </table:table-cell>
        </table:table-row>
        <table:table-row table:style-name="ro1">
          <table:table-cell office:value-type="float" office:value="71.001560345842" calcext:value-type="float">
            <text:p>71.0015603458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72.001616261302" calcext:value-type="float">
            <text:p>72.0016162613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5004" calcext:value-type="float">
            <text:p>5004</text:p>
          </table:table-cell>
          <table:table-cell office:value-type="float" office:value="8001" calcext:value-type="float">
            <text:p>8001</text:p>
          </table:table-cell>
          <table:table-cell office:value-type="float" office:value="8729" calcext:value-type="float">
            <text:p>8729</text:p>
          </table:table-cell>
        </table:table-row>
        <table:table-row table:style-name="ro1">
          <table:table-cell office:value-type="float" office:value="73.001685336816" calcext:value-type="float">
            <text:p>73.001685336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4" calcext:value-type="float">
            <text:p>8004</text:p>
          </table:table-cell>
          <table:table-cell office:value-type="float" office:value="8731" calcext:value-type="float">
            <text:p>8731</text:p>
          </table:table-cell>
        </table:table-row>
        <table:table-row table:style-name="ro1">
          <table:table-cell office:value-type="float" office:value="74.001810332303" calcext:value-type="float">
            <text:p>74.0018103323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75.001853687758" calcext:value-type="float">
            <text:p>75.0018536878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5004" calcext:value-type="float">
            <text:p>5004</text:p>
          </table:table-cell>
          <table:table-cell office:value-type="float" office:value="8001" calcext:value-type="float">
            <text:p>8001</text:p>
          </table:table-cell>
          <table:table-cell office:value-type="float" office:value="8729" calcext:value-type="float">
            <text:p>8729</text:p>
          </table:table-cell>
        </table:table-row>
        <table:table-row table:style-name="ro1">
          <table:table-cell office:value-type="float" office:value="76.001935323277" calcext:value-type="float">
            <text:p>76.0019353233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4" calcext:value-type="float">
            <text:p>8004</text:p>
          </table:table-cell>
          <table:table-cell office:value-type="float" office:value="8731" calcext:value-type="float">
            <text:p>8731</text:p>
          </table:table-cell>
        </table:table-row>
        <table:table-row table:style-name="ro1">
          <table:table-cell office:value-type="float" office:value="77.002060318764" calcext:value-type="float">
            <text:p>77.002060318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78.002091114214" calcext:value-type="float">
            <text:p>78.0020911142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5004" calcext:value-type="float">
            <text:p>5004</text:p>
          </table:table-cell>
          <table:table-cell office:value-type="float" office:value="8001" calcext:value-type="float">
            <text:p>8001</text:p>
          </table:table-cell>
          <table:table-cell office:value-type="float" office:value="8729" calcext:value-type="float">
            <text:p>8729</text:p>
          </table:table-cell>
        </table:table-row>
        <table:table-row table:style-name="ro1">
          <table:table-cell office:value-type="float" office:value="79.002185309738" calcext:value-type="float">
            <text:p>79.0021853097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4" calcext:value-type="float">
            <text:p>8004</text:p>
          </table:table-cell>
          <table:table-cell office:value-type="float" office:value="8731" calcext:value-type="float">
            <text:p>8731</text:p>
          </table:table-cell>
        </table:table-row>
        <table:table-row table:style-name="ro1">
          <table:table-cell office:value-type="float" office:value="80.002310305225" calcext:value-type="float">
            <text:p>80.002310305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81.00232854067" calcext:value-type="float">
            <text:p>81.0023285407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5004" calcext:value-type="float">
            <text:p>5004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82.002435296199" calcext:value-type="float">
            <text:p>82.002435296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83.002560291686" calcext:value-type="float">
            <text:p>83.0025602917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84.002565967127" calcext:value-type="float">
            <text:p>84.0025659671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5004" calcext:value-type="float">
            <text:p>5004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85.00268528266" calcext:value-type="float">
            <text:p>85.0026852827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86.002810278147" calcext:value-type="float">
            <text:p>86.0028102781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87.00292211358" calcext:value-type="float">
            <text:p>87.0029221136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5004" calcext:value-type="float">
            <text:p>5004</text:p>
          </table:table-cell>
          <table:table-cell office:value-type="float" office:value="8002" calcext:value-type="float">
            <text:p>8002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88.002935269121" calcext:value-type="float">
            <text:p>88.0029352691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3" calcext:value-type="float">
            <text:p>8003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89.003060264608" calcext:value-type="float">
            <text:p>89.0030602646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90.003159540036" calcext:value-type="float">
            <text:p>90.00315954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5004" calcext:value-type="float">
            <text:p>5004</text:p>
          </table:table-cell>
          <table:table-cell office:value-type="float" office:value="8002" calcext:value-type="float">
            <text:p>8002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91.003185255582" calcext:value-type="float">
            <text:p>91.0031852556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3" calcext:value-type="float">
            <text:p>8003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92.003310251069" calcext:value-type="float">
            <text:p>92.0033102511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93.003327366494" calcext:value-type="float">
            <text:p>93.0033273665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5004" calcext:value-type="float">
            <text:p>5004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94.003435242043" calcext:value-type="float">
            <text:p>94.00343524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95.00356023753" calcext:value-type="float">
            <text:p>95.0035602375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96.003634392948" calcext:value-type="float">
            <text:p>96.0036343929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5004" calcext:value-type="float">
            <text:p>5004</text:p>
          </table:table-cell>
          <table:table-cell office:value-type="float" office:value="8002" calcext:value-type="float">
            <text:p>8002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97.003685228504" calcext:value-type="float">
            <text:p>97.0036852285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3" calcext:value-type="float">
            <text:p>8003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98.003810223991" calcext:value-type="float">
            <text:p>98.00381022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99.003871819404" calcext:value-type="float">
            <text:p>99.0038718194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5004" calcext:value-type="float">
            <text:p>5004</text:p>
          </table:table-cell>
          <table:table-cell office:value-type="float" office:value="8002" calcext:value-type="float">
            <text:p>8002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00.003935214965" calcext:value-type="float">
            <text:p>100.003935215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3" calcext:value-type="float">
            <text:p>8003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01.004060210452" calcext:value-type="float">
            <text:p>101.0040602105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02.004109245861" calcext:value-type="float">
            <text:p>102.0041092459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5004" calcext:value-type="float">
            <text:p>5004</text:p>
          </table:table-cell>
          <table:table-cell office:value-type="float" office:value="8002" calcext:value-type="float">
            <text:p>8002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03.004185201427" calcext:value-type="float">
            <text:p>103.004185201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3" calcext:value-type="float">
            <text:p>8003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04.004310196913" calcext:value-type="float">
            <text:p>104.0043101969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05.004346672317" calcext:value-type="float">
            <text:p>105.0043466723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5004" calcext:value-type="float">
            <text:p>5004</text:p>
          </table:table-cell>
          <table:table-cell office:value-type="float" office:value="8002" calcext:value-type="float">
            <text:p>8002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06.004435187888" calcext:value-type="float">
            <text:p>106.0044351879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3" calcext:value-type="float">
            <text:p>8003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07.004560183374" calcext:value-type="float">
            <text:p>107.004560183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08.004584098773" calcext:value-type="float">
            <text:p>108.0045840988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5004" calcext:value-type="float">
            <text:p>5004</text:p>
          </table:table-cell>
          <table:table-cell office:value-type="float" office:value="8002" calcext:value-type="float">
            <text:p>8002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09.004685174349" calcext:value-type="float">
            <text:p>109.0046851743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3" calcext:value-type="float">
            <text:p>8003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10.004810169835" calcext:value-type="float">
            <text:p>110.004810169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11.004821525229" calcext:value-type="float">
            <text:p>111.0048215252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5004" calcext:value-type="float">
            <text:p>5004</text:p>
          </table:table-cell>
          <table:table-cell office:value-type="float" office:value="8002" calcext:value-type="float">
            <text:p>8002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12.00493516081" calcext:value-type="float">
            <text:p>112.004935160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3" calcext:value-type="float">
            <text:p>8003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13.005060156296" calcext:value-type="float">
            <text:p>113.0050601563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14.005177671682" calcext:value-type="float">
            <text:p>114.0051776717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5004" calcext:value-type="float">
            <text:p>5004</text:p>
          </table:table-cell>
          <table:table-cell office:value-type="float" office:value="8003" calcext:value-type="float">
            <text:p>8003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15.005185147271" calcext:value-type="float">
            <text:p>115.0051851473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2" calcext:value-type="float">
            <text:p>8002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16.005310142757" calcext:value-type="float">
            <text:p>116.005310142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17.005415098138" calcext:value-type="float">
            <text:p>117.0054150981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5004" calcext:value-type="float">
            <text:p>5004</text:p>
          </table:table-cell>
          <table:table-cell office:value-type="float" office:value="8003" calcext:value-type="float">
            <text:p>8003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18.005435133732" calcext:value-type="float">
            <text:p>118.0054351337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2" calcext:value-type="float">
            <text:p>8002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19.005560129218" calcext:value-type="float">
            <text:p>119.005560129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20.005560684594" calcext:value-type="float">
            <text:p>120.0055606846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5004" calcext:value-type="float">
            <text:p>5004</text:p>
          </table:table-cell>
          <table:table-cell office:value-type="float" office:value="8002" calcext:value-type="float">
            <text:p>8002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21.005685120193" calcext:value-type="float">
            <text:p>121.005685120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1" calcext:value-type="float">
            <text:p>5001</text:p>
          </table:table-cell>
          <table:table-cell office:value-type="float" office:value="8003" calcext:value-type="float">
            <text:p>8003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22.00581011568" calcext:value-type="float">
            <text:p>122.0058101157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23.005889951051" calcext:value-type="float">
            <text:p>123.0058899511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5004" calcext:value-type="float">
            <text:p>5004</text:p>
          </table:table-cell>
          <table:table-cell office:value-type="float" office:value="8003" calcext:value-type="float">
            <text:p>8003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24.005935106654" calcext:value-type="float">
            <text:p>124.0059351067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2" calcext:value-type="float">
            <text:p>8002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25.006060102141" calcext:value-type="float">
            <text:p>125.0060601021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26.006127377507" calcext:value-type="float">
            <text:p>126.0061273775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5004" calcext:value-type="float">
            <text:p>5004</text:p>
          </table:table-cell>
          <table:table-cell office:value-type="float" office:value="8003" calcext:value-type="float">
            <text:p>8003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27.006185093115" calcext:value-type="float">
            <text:p>127.0061850931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2" calcext:value-type="float">
            <text:p>8002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28.006310088602" calcext:value-type="float">
            <text:p>128.0063100886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29.006364803963" calcext:value-type="float">
            <text:p>129.006364804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5" calcext:value-type="float">
            <text:p>5005</text:p>
          </table:table-cell>
          <table:table-cell office:value-type="float" office:value="8003" calcext:value-type="float">
            <text:p>8003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30.006435079576" calcext:value-type="float">
            <text:p>130.0064350796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2" calcext:value-type="float">
            <text:p>8002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31.006560075063" calcext:value-type="float">
            <text:p>131.006560075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32.006602230419" calcext:value-type="float">
            <text:p>132.0066022304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5" calcext:value-type="float">
            <text:p>5005</text:p>
          </table:table-cell>
          <table:table-cell office:value-type="float" office:value="8003" calcext:value-type="float">
            <text:p>8003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33.006685066037" calcext:value-type="float">
            <text:p>133.006685066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2" calcext:value-type="float">
            <text:p>8002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34.006810061524" calcext:value-type="float">
            <text:p>134.0068100615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35.006839656875" calcext:value-type="float">
            <text:p>135.0068396569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5" calcext:value-type="float">
            <text:p>5005</text:p>
          </table:table-cell>
          <table:table-cell office:value-type="float" office:value="8003" calcext:value-type="float">
            <text:p>8003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36.006935052498" calcext:value-type="float">
            <text:p>136.0069350525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2" calcext:value-type="float">
            <text:p>8002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37.007060047985" calcext:value-type="float">
            <text:p>137.007060048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38.007077083332" calcext:value-type="float">
            <text:p>138.0070770833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5" calcext:value-type="float">
            <text:p>5005</text:p>
          </table:table-cell>
          <table:table-cell office:value-type="float" office:value="8003" calcext:value-type="float">
            <text:p>8003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39.007185038959" calcext:value-type="float">
            <text:p>139.007185039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2" calcext:value-type="float">
            <text:p>8002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40.007310034446" calcext:value-type="float">
            <text:p>140.0073100344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41.007314509789" calcext:value-type="float">
            <text:p>141.0073145098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5" calcext:value-type="float">
            <text:p>5005</text:p>
          </table:table-cell>
          <table:table-cell office:value-type="float" office:value="8003" calcext:value-type="float">
            <text:p>8003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42.007435025421" calcext:value-type="float">
            <text:p>142.0074350254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2" calcext:value-type="float">
            <text:p>8002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43.007560020908" calcext:value-type="float">
            <text:p>143.0075600209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44.007670656242" calcext:value-type="float">
            <text:p>144.0076706562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45.007685011882" calcext:value-type="float">
            <text:p>145.0076850119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46.007810007369" calcext:value-type="float">
            <text:p>146.0078100074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47.007908082698" calcext:value-type="float">
            <text:p>147.0079080827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48.007934998343" calcext:value-type="float">
            <text:p>148.0079349983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49.00805999383" calcext:value-type="float">
            <text:p>149.0080599938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50.008145509155" calcext:value-type="float">
            <text:p>150.0081455092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51.008184984804" calcext:value-type="float">
            <text:p>151.0081849848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52.008309980291" calcext:value-type="float">
            <text:p>152.0083099803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53.008382935611" calcext:value-type="float">
            <text:p>153.0083829356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54.008434971266" calcext:value-type="float">
            <text:p>154.0084349713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55.008559966752" calcext:value-type="float">
            <text:p>155.0085599668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56.008669482066" calcext:value-type="float">
            <text:p>156.008669482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57.008684957727" calcext:value-type="float">
            <text:p>157.0086849577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58.008809953213" calcext:value-type="float">
            <text:p>158.0088099532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59.008857788523" calcext:value-type="float">
            <text:p>159.0088577885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60.008934944188" calcext:value-type="float">
            <text:p>160.0089349442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61.009059939674" calcext:value-type="float">
            <text:p>161.0090599397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62.009095214979" calcext:value-type="float">
            <text:p>162.009095215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63.009184930649" calcext:value-type="float">
            <text:p>163.0091849306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64.009309926135" calcext:value-type="float">
            <text:p>164.009309926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65.009332641435" calcext:value-type="float">
            <text:p>165.0093326414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66.00943491711" calcext:value-type="float">
            <text:p>166.009434917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67.009559912596" calcext:value-type="float">
            <text:p>167.0095599126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68.009570067892" calcext:value-type="float">
            <text:p>168.0095700679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69.009684903571" calcext:value-type="float">
            <text:p>169.0096849036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70.009809899057" calcext:value-type="float">
            <text:p>170.009809899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71.009934894544" calcext:value-type="float">
            <text:p>171.0099348945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72.010059890031" calcext:value-type="float">
            <text:p>172.01005989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73.010184885518" calcext:value-type="float">
            <text:p>173.0101848855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74.010309881005" calcext:value-type="float">
            <text:p>174.01030988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75.010434876492" calcext:value-type="float">
            <text:p>175.0104348765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76.010559871978" calcext:value-type="float">
            <text:p>176.010559872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77.010684867465" calcext:value-type="float">
            <text:p>177.0106848675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78.010809862952" calcext:value-type="float">
            <text:p>178.010809863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79.010934858439" calcext:value-type="float">
            <text:p>179.0109348584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80.011059853926" calcext:value-type="float">
            <text:p>180.0110598539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81.011184849413" calcext:value-type="float">
            <text:p>181.0111848494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82.011309844899" calcext:value-type="float">
            <text:p>182.0113098449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83.011434840386" calcext:value-type="float">
            <text:p>183.0114348404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84.011559835873" calcext:value-type="float">
            <text:p>184.0115598359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85.01168483136" calcext:value-type="float">
            <text:p>185.0116848314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86.011809826847" calcext:value-type="float">
            <text:p>186.0118098268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87.011934822333" calcext:value-type="float">
            <text:p>187.0119348223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88.01205981782" calcext:value-type="float">
            <text:p>188.0120598178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89.012184813307" calcext:value-type="float">
            <text:p>189.0121848133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90.012309808794" calcext:value-type="float">
            <text:p>190.0123098088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91.012434804281" calcext:value-type="float">
            <text:p>191.0124348043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92.012559799768" calcext:value-type="float">
            <text:p>192.0125597998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93.012684795254" calcext:value-type="float">
            <text:p>193.0126847953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94.012809790741" calcext:value-type="float">
            <text:p>194.0128097907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95.012934786228" calcext:value-type="float">
            <text:p>195.0129347862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96.013059781715" calcext:value-type="float">
            <text:p>196.0130597817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97.013184777202" calcext:value-type="float">
            <text:p>197.0131847772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98.013309772689" calcext:value-type="float">
            <text:p>198.0133097727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99.013434768175" calcext:value-type="float">
            <text:p>199.0134347682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00.013559763662" calcext:value-type="float">
            <text:p>200.0135597637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01.013684759149" calcext:value-type="float">
            <text:p>201.013684759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02.013809754636" calcext:value-type="float">
            <text:p>202.0138097546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03.013934750123" calcext:value-type="float">
            <text:p>203.013934750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04.014059745609" calcext:value-type="float">
            <text:p>204.0140597456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05.014184741096" calcext:value-type="float">
            <text:p>205.01418474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06.014309736583" calcext:value-type="float">
            <text:p>206.0143097366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07.01443473207" calcext:value-type="float">
            <text:p>207.014434732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08.014559727557" calcext:value-type="float">
            <text:p>208.0145597276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09.014684723044" calcext:value-type="float">
            <text:p>209.014684723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10.01480971853" calcext:value-type="float">
            <text:p>210.0148097185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11.014934714017" calcext:value-type="float">
            <text:p>211.014934714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12.015059709504" calcext:value-type="float">
            <text:p>212.0150597095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13.015184704991" calcext:value-type="float">
            <text:p>213.015184705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14.015309700478" calcext:value-type="float">
            <text:p>214.0153097005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15.015434695965" calcext:value-type="float">
            <text:p>215.015434696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16.015559691451" calcext:value-type="float">
            <text:p>216.0155596915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17.015684686938" calcext:value-type="float">
            <text:p>217.0156846869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18.015809682425" calcext:value-type="float">
            <text:p>218.0158096824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19.015934677912" calcext:value-type="float">
            <text:p>219.0159346779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20.016059673399" calcext:value-type="float">
            <text:p>220.0160596734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21.016184668885" calcext:value-type="float">
            <text:p>221.0161846689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22.016309664372" calcext:value-type="float">
            <text:p>222.0163096644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23.016434659859" calcext:value-type="float">
            <text:p>223.0164346599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24.016559655346" calcext:value-type="float">
            <text:p>224.0165596553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25.016684650833" calcext:value-type="float">
            <text:p>225.0166846508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26.01680964632" calcext:value-type="float">
            <text:p>226.0168096463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27.016934641806" calcext:value-type="float">
            <text:p>227.0169346418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28.017059637293" calcext:value-type="float">
            <text:p>228.0170596373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29.01718463278" calcext:value-type="float">
            <text:p>229.0171846328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30.017309628267" calcext:value-type="float">
            <text:p>230.0173096283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31.017434623754" calcext:value-type="float">
            <text:p>231.0174346238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32.01755961924" calcext:value-type="float">
            <text:p>232.0175596192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33.017684614727" calcext:value-type="float">
            <text:p>233.0176846147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34.017809610214" calcext:value-type="float">
            <text:p>234.0178096102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35.017934605701" calcext:value-type="float">
            <text:p>235.0179346057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36.018059601188" calcext:value-type="float">
            <text:p>236.0180596012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37.018184596675" calcext:value-type="float">
            <text:p>237.0181845967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38.018309592161" calcext:value-type="float">
            <text:p>238.0183095922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39.018434587648" calcext:value-type="float">
            <text:p>239.0184345876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40.018559583135" calcext:value-type="float">
            <text:p>240.018559583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41.018684578622" calcext:value-type="float">
            <text:p>241.0186845786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42.018809574109" calcext:value-type="float">
            <text:p>242.018809574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43.018934569596" calcext:value-type="float">
            <text:p>243.0189345696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44.019059565082" calcext:value-type="float">
            <text:p>244.019059565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45.019184560569" calcext:value-type="float">
            <text:p>245.0191845606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46.019309556056" calcext:value-type="float">
            <text:p>246.019309556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47.019434551543" calcext:value-type="float">
            <text:p>247.0194345515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48.01955954703" calcext:value-type="float">
            <text:p>248.019559547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49.019684542516" calcext:value-type="float">
            <text:p>249.0196845425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50.019809538003" calcext:value-type="float">
            <text:p>250.019809538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51.01993453349" calcext:value-type="float">
            <text:p>251.0199345335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52.020059528977" calcext:value-type="float">
            <text:p>252.020059529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53.020184524464" calcext:value-type="float">
            <text:p>253.0201845245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54.020309519951" calcext:value-type="float">
            <text:p>254.02030952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55.020434515437" calcext:value-type="float">
            <text:p>255.0204345154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5" calcext:value-type="float">
            <text:p>8005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56.020559511016" calcext:value-type="float">
            <text:p>256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1" calcext:value-type="float">
            <text:p>8001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57.020559511016" calcext:value-type="float">
            <text:p>257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58.020559511016" calcext:value-type="float">
            <text:p>258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5" calcext:value-type="float">
            <text:p>5005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59.020559511016" calcext:value-type="float">
            <text:p>259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60.020559511016" calcext:value-type="float">
            <text:p>260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61.020559511016" calcext:value-type="float">
            <text:p>261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5" calcext:value-type="float">
            <text:p>5005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62.020559511016" calcext:value-type="float">
            <text:p>262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63.020559511016" calcext:value-type="float">
            <text:p>263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64.020559511016" calcext:value-type="float">
            <text:p>264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5" calcext:value-type="float">
            <text:p>5005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65.020559511016" calcext:value-type="float">
            <text:p>265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66.020559511016" calcext:value-type="float">
            <text:p>266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67.020559511016" calcext:value-type="float">
            <text:p>267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5" calcext:value-type="float">
            <text:p>5005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68.020559511016" calcext:value-type="float">
            <text:p>268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69.020559511016" calcext:value-type="float">
            <text:p>269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70.020559511016" calcext:value-type="float">
            <text:p>270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5" calcext:value-type="float">
            <text:p>5005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71.020559511016" calcext:value-type="float">
            <text:p>271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72.020559511016" calcext:value-type="float">
            <text:p>272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73.020559511016" calcext:value-type="float">
            <text:p>273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5" calcext:value-type="float">
            <text:p>5005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74.020559511016" calcext:value-type="float">
            <text:p>274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75.020559511016" calcext:value-type="float">
            <text:p>275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76.020559511016" calcext:value-type="float">
            <text:p>276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5" calcext:value-type="float">
            <text:p>5005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77.020559511016" calcext:value-type="float">
            <text:p>277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78.020559511016" calcext:value-type="float">
            <text:p>278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79.020559511016" calcext:value-type="float">
            <text:p>279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5" calcext:value-type="float">
            <text:p>5005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80.020559511016" calcext:value-type="float">
            <text:p>280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81.020559511016" calcext:value-type="float">
            <text:p>281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1" calcext:value-type="float">
            <text:p>5001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82.020559511016" calcext:value-type="float">
            <text:p>282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5" calcext:value-type="float">
            <text:p>5005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83.020559511016" calcext:value-type="float">
            <text:p>283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84.020559511016" calcext:value-type="float">
            <text:p>284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85.020559511016" calcext:value-type="float">
            <text:p>285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86.020559511016" calcext:value-type="float">
            <text:p>286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87.020559511016" calcext:value-type="float">
            <text:p>287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88.020559511016" calcext:value-type="float">
            <text:p>288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89.020559511016" calcext:value-type="float">
            <text:p>289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90.020559511016" calcext:value-type="float">
            <text:p>290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91.020559511016" calcext:value-type="float">
            <text:p>291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92.020559511016" calcext:value-type="float">
            <text:p>292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93.020559511016" calcext:value-type="float">
            <text:p>293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94.020559511016" calcext:value-type="float">
            <text:p>294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95.020559511016" calcext:value-type="float">
            <text:p>295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96.020559511016" calcext:value-type="float">
            <text:p>296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97.020559511016" calcext:value-type="float">
            <text:p>297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98.020559511016" calcext:value-type="float">
            <text:p>298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99.020559511016" calcext:value-type="float">
            <text:p>299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300.020559511016" calcext:value-type="float">
            <text:p>300.02055951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5004" calcext:value-type="float">
            <text:p>5004</text:p>
          </table:table-cell>
          <table:table-cell office:value-type="float" office:value="8004" calcext:value-type="float">
            <text:p>8004</text:p>
          </table:table-cell>
          <table:table-cell office:value-type="float" office:value="8730" calcext:value-type="float">
            <text:p>87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10:52:14.419483304</dc:date>
    <meta:editing-duration>PT6M24S</meta:editing-duration>
    <meta:editing-cycles>3</meta:editing-cycles>
    <meta:generator>LibreOffice/5.1.6.2$Linux_X86_64 LibreOffice_project/10m0$Build-2</meta:generator>
    <meta:document-statistic meta:table-count="1" meta:cell-count="1572" meta:object-count="0"/>
  </office:meta>
</office:document-meta>
</file>